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ackground-color="#ffffa6" fo:border-left="none" fo:border-right="0.74pt solid #000000" fo:border-top="0.74pt solid #000000"/>
    </style:style>
    <style:style style:name="ce8" style:family="table-cell" style:parent-style-name="Default">
      <style:table-cell-properties fo:background-color="#ffffa6" fo:border="none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9" style:family="table-cell" style:parent-style-name="Default">
      <style:table-cell-properties fo:background-color="#ffffa6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" style:family="table-cell" style:parent-style-name="Default">
      <style:table-cell-properties fo:border-bottom="0.74pt solid #000000" fo:background-color="#ffffa6" fo:border-left="none" fo:border-right="0.74pt solid #000000" fo:border-top="0.74pt solid #000000"/>
    </style:style>
    <style:style style:name="ce22" style:family="table-cell" style:parent-style-name="Default">
      <style:table-cell-properties fo:background-color="#ffffa6" fo:border="none"/>
    </style:style>
    <style:style style:name="ce23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7" table:default-cell-style-name="Default"/>
        <table:table-column table:style-name="co1" table:number-columns-repeated="22" table:default-cell-style-name="Default"/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3"/>
          <table:table-cell table:style-name="ce16" table:number-columns-repeated="6"/>
          <table:table-cell table:number-columns-repeated="23"/>
        </table:table-row>
        <table:table-row table:style-name="ro1">
          <table:table-cell table:number-columns-repeated="3"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udget</text:p>
          </table:table-cell>
          <table:table-cell table:style-name="ce16" office:value-type="string" calcext:value-type="string">
            <text:p>YTD Budget</text:p>
          </table:table-cell>
          <table:table-cell table:style-name="ce16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udget</text:p>
          </table:table-cell>
          <table:table-cell table:style-name="ce16" office:value-type="string" calcext:value-type="string">
            <text:p>YTD Budget</text:p>
          </table:table-cell>
          <table:table-cell table:style-name="ce16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F6]+[.E7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H6]+[.G7]" office:value-type="float" office:value="19406.6" calcext:value-type="float">
            <text:p>19406.6</text:p>
          </table:table-cell>
          <table:table-cell table:formula="of:=[.F7]-[.H7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O6]+[.N7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Q6]+[.P7]" office:value-type="float" office:value="19406.6" calcext:value-type="float">
            <text:p>19406.6</text:p>
          </table:table-cell>
          <table:table-cell table:formula="of:=[.O7]-[.Q7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F7]+[.E8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H7]+[.G8]" office:value-type="float" office:value="39406.6" calcext:value-type="float">
            <text:p>39406.6</text:p>
          </table:table-cell>
          <table:table-cell table:formula="of:=[.F8]-[.H8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O7]+[.N8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Q7]+[.P8]" office:value-type="float" office:value="39406.6" calcext:value-type="float">
            <text:p>39406.6</text:p>
          </table:table-cell>
          <table:table-cell table:formula="of:=[.O8]-[.Q8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F8]+[.E9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H8]+[.G9]" office:value-type="float" office:value="52917.2" calcext:value-type="float">
            <text:p>52917.2</text:p>
          </table:table-cell>
          <table:table-cell table:formula="of:=[.F9]-[.H9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O8]+[.N9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Q8]+[.P9]" office:value-type="float" office:value="52917.2" calcext:value-type="float">
            <text:p>52917.2</text:p>
          </table:table-cell>
          <table:table-cell table:formula="of:=[.O9]-[.Q9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F9]+[.E10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H9]+[.G10]" office:value-type="float" office:value="90893.2" calcext:value-type="float">
            <text:p>90893.2</text:p>
          </table:table-cell>
          <table:table-cell table:formula="of:=[.F10]-[.H10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O9]+[.N10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Q9]+[.P10]" office:value-type="float" office:value="90893.2" calcext:value-type="float">
            <text:p>90893.2</text:p>
          </table:table-cell>
          <table:table-cell table:formula="of:=[.O10]-[.Q10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10" calcext:value-type="float">
            <text:p>202410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F10]+[.E11]" office:value-type="float" office:value="150000" calcext:value-type="float">
            <text:p>150000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H10]+[.G11]" office:value-type="float" office:value="120893.2" calcext:value-type="float">
            <text:p>120893.2</text:p>
          </table:table-cell>
          <table:table-cell table:style-name="ce17" table:formula="of:=[.F11]-[.H11]" office:value-type="float" office:value="29106.8" calcext:value-type="float">
            <text:p>29106.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O10]+[.N11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Q10]+[.P11]" office:value-type="float" office:value="120893.2" calcext:value-type="float">
            <text:p>120893.2</text:p>
          </table:table-cell>
          <table:table-cell table:formula="of:=[.O11]-[.Q11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11" calcext:value-type="float">
            <text:p>202411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F11]+[.E12]" office:value-type="float" office:value="180000" calcext:value-type="float">
            <text:p>180000</text:p>
          </table:table-cell>
          <table:table-cell table:style-name="ce17" office:value-type="float" office:value="30462.2" calcext:value-type="float">
            <text:p>30462.2</text:p>
          </table:table-cell>
          <table:table-cell table:style-name="ce17" table:formula="of:=[.H11]+[.G12]" office:value-type="float" office:value="151355.4" calcext:value-type="float">
            <text:p>151355.4</text:p>
          </table:table-cell>
          <table:table-cell table:style-name="ce17" table:formula="of:=[.F12]-[.H12]" office:value-type="float" office:value="28644.6" calcext:value-type="float">
            <text:p>28644.6</text:p>
          </table:table-cell>
          <table:table-cell table:style-name="ce17" office:value-type="float" office:value="0" calcext:value-type="float">
            <text:p>0</text:p>
          </table:table-cell>
          <table:table-cell table:formula="of:=[.E12]+[.J12]" office:value-type="float" office:value="30000" calcext:value-type="float">
            <text:p>30000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O11]+[.N12]" office:value-type="float" office:value="180000" calcext:value-type="float">
            <text:p>180000</text:p>
          </table:table-cell>
          <table:table-cell office:value-type="float" office:value="20000" calcext:value-type="float">
            <text:p>20000</text:p>
          </table:table-cell>
          <table:table-cell table:formula="of:=[.Q11]+[.P12]" office:value-type="float" office:value="140893.2" calcext:value-type="float">
            <text:p>140893.2</text:p>
          </table:table-cell>
          <table:table-cell table:formula="of:=[.O12]-[.Q12]" office:value-type="float" office:value="39106.8" calcext:value-type="float">
            <text:p>39106.8</text:p>
          </table:table-cell>
          <table:table-cell table:style-name="ce19" office:value-type="float" office:value="0" calcext:value-type="float">
            <text:p>0</text:p>
          </table:table-cell>
          <table:table-cell table:formula="of:=[.N12]+[.S12]"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412" calcext:value-type="float">
            <text:p>202412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F12]+[.E13]" office:value-type="float" office:value="210000" calcext:value-type="float">
            <text:p>210000</text:p>
          </table:table-cell>
          <table:table-cell table:style-name="ce17" office:value-type="float" office:value="30462.2" calcext:value-type="float">
            <text:p>30462.2</text:p>
          </table:table-cell>
          <table:table-cell table:style-name="ce17" table:formula="of:=[.H12]+[.G13]" office:value-type="float" office:value="181817.6" calcext:value-type="float">
            <text:p>181817.6</text:p>
          </table:table-cell>
          <table:table-cell table:style-name="ce17" table:formula="of:=[.F13]-[.H13]" office:value-type="float" office:value="28182.4" calcext:value-type="float">
            <text:p>28182.4</text:p>
          </table:table-cell>
          <table:table-cell table:style-name="ce17" table:formula="of:=[.H13]-[.F13]" office:value-type="float" office:value="-28182.4" calcext:value-type="float">
            <text:p>-28182.4</text:p>
          </table:table-cell>
          <table:table-cell table:formula="of:=[.E13]+[.J13]" office:value-type="float" office:value="1817.6" calcext:value-type="float">
            <text:p>1817.6</text:p>
          </table:table-cell>
          <table:table-cell/>
          <table:table-cell office:value-type="float" office:value="202412" calcext:value-type="float">
            <text:p>202412</text:p>
          </table:table-cell>
          <table:table-cell table:style-name="ce19" office:value-type="float" office:value="30000" calcext:value-type="float">
            <text:p>30000</text:p>
          </table:table-cell>
          <table:table-cell table:formula="of:=[.O12]+[.N13]" office:value-type="float" office:value="210000" calcext:value-type="float">
            <text:p>210000</text:p>
          </table:table-cell>
          <table:table-cell office:value-type="float" office:value="20000" calcext:value-type="float">
            <text:p>20000</text:p>
          </table:table-cell>
          <table:table-cell table:formula="of:=[.Q12]+[.P13]" office:value-type="float" office:value="160893.2" calcext:value-type="float">
            <text:p>160893.2</text:p>
          </table:table-cell>
          <table:table-cell table:formula="of:=[.O13]-[.Q13]" office:value-type="float" office:value="49106.8" calcext:value-type="float">
            <text:p>49106.8</text:p>
          </table:table-cell>
          <table:table-cell table:style-name="ce19" office:value-type="float" office:value="9537.8" calcext:value-type="float">
            <text:p>9537.8</text:p>
          </table:table-cell>
          <table:table-cell table:formula="of:=[.N13]-[.S13]" office:value-type="float" office:value="20462.2" calcext:value-type="float">
            <text:p>20462.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F13]+[.E14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office:value-type="float" office:value="28182.4" calcext:value-type="float">
            <text:p>28182.4</text:p>
          </table:table-cell>
          <table:table-cell table:formula="of:=[.J13]+([.E14]*-1)" office:value-type="float" office:value="-58182.4" calcext:value-type="float">
            <text:p>-58182.4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O13]+[.N14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office:value-type="float" office:value="9537.8" calcext:value-type="float">
            <text:p>9537.8</text:p>
          </table:table-cell>
          <table:table-cell table:formula="of:=[.N13]+[.S14]" office:value-type="float" office:value="39537.8" calcext:value-type="float">
            <text:p>39537.8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formula="of:=SUM([.E7:.E15])" office:value-type="float" office:value="240000" calcext:value-type="float">
            <text:p>240000</text:p>
          </table:table-cell>
          <table:table-cell/>
          <table:table-cell table:formula="of:=SUM([.G7:.G15])" office:value-type="float" office:value="181817.6" calcext:value-type="float">
            <text:p>181817.6</text:p>
          </table:table-cell>
          <table:table-cell table:number-columns-repeated="2"/>
          <table:table-cell table:formula="of:=SUM([.J7:.J15])" office:value-type="float" office:value="0" calcext:value-type="float">
            <text:p>0</text:p>
          </table:table-cell>
          <table:table-cell table:number-columns-repeated="3"/>
          <table:table-cell table:formula="of:=SUM([.N7:.N14])" office:value-type="float" office:value="240000" calcext:value-type="float">
            <text:p>240000</text:p>
          </table:table-cell>
          <table:table-cell table:number-columns-repeated="18"/>
        </table:table-row>
        <table:table-row table:style-name="ro1">
          <table:table-cell table:number-columns-repeated="9"/>
          <table:table-cell table:formula="of:=SUM([.J7:.J14])*-1" office:value-type="float" office:value="-0" calcext:value-type="float">
            <text:p>0</text:p>
          </table:table-cell>
          <table:table-cell table:formula="of:=SUM([.K6:.K14])" office:value-type="float" office:value="123635.2" calcext:value-type="float">
            <text:p>123635.2</text:p>
          </table:table-cell>
          <table:table-cell table:number-columns-repeated="7"/>
          <table:table-cell table:formula="of:=SUM([.S7:.S14])*-1" office:value-type="float" office:value="-19075.6" calcext:value-type="float">
            <text:p>-19075.6</text:p>
          </table:table-cell>
          <table:table-cell table:formula="of:=SUM([.T6:.T14])" office:value-type="float" office:value="240000" calcext:value-type="float">
            <text:p>240000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0"/>
          <table:table-cell table:formula="of:=[.K17]+[.J17]" office:value-type="float" office:value="123635.2" calcext:value-type="float">
            <text:p>123635.2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5"/>
          <table:table-cell table:formula="of:=210000-[.D33]" office:value-type="float" office:value="20462.2" calcext:value-type="float">
            <text:p>20462.2</text:p>
          </table:table-cell>
          <table:table-cell table:formula="of:=30000-[.F22]" office:value-type="float" office:value="9537.79999999999" calcext:value-type="float">
            <text:p>9537.79999999999</text:p>
          </table:table-cell>
          <table:table-cell table:number-columns-repeated="3"/>
          <table:table-cell table:formula="of:=[.E16]-[.K19]" office:value-type="float" office:value="116364.8" calcext:value-type="float">
            <text:p>116364.8</text:p>
          </table:table-cell>
          <table:table-cell table:number-columns-repeated="21"/>
        </table:table-row>
        <table:table-row table:style-name="ro1">
          <table:table-cell table:number-columns-repeated="8"/>
          <table:table-cell table:formula="of:=[.K12]+[.J13]" office:value-type="float" office:value="1817.6" calcext:value-type="float">
            <text:p>1817.6</text:p>
          </table:table-cell>
          <table:table-cell table:number-columns-repeated="3"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udget</text:p>
          </table:table-cell>
          <table:table-cell table:style-name="ce16" office:value-type="string" calcext:value-type="string">
            <text:p>YTD Budget</text:p>
          </table:table-cell>
          <table:table-cell table:style-name="ce16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udget</text:p>
          </table:table-cell>
          <table:table-cell table:style-name="ce16" office:value-type="string" calcext:value-type="string">
            <text:p>YTD Budget</text:p>
          </table:table-cell>
          <table:table-cell table:style-name="ce16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float" office:value="19406.6" calcext:value-type="float">
            <text:p>19406.6</text:p>
          </table:table-cell>
          <table:table-cell table:number-columns-repeated="8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O24]+[.N2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Q24]+[.P25]" office:value-type="float" office:value="19406.6" calcext:value-type="float">
            <text:p>19406.6</text:p>
          </table:table-cell>
          <table:table-cell table:formula="of:=[.O25]-[.Q25]" office:value-type="float" office:value="10593.4" calcext:value-type="float">
            <text:p>10593.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X24]+[.W2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Z24]+[.Y25]" office:value-type="float" office:value="19406.6" calcext:value-type="float">
            <text:p>19406.6</text:p>
          </table:table-cell>
          <table:table-cell table:formula="of:=[.X25]-[.Z25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644.6" calcext:value-type="float">
            <text:p>48644.6</text:p>
          </table:table-cell>
          <table:table-cell table:number-columns-repeated="8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O25]+[.N26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Q25]+[.P26]" office:value-type="float" office:value="68051.2" calcext:value-type="float">
            <text:p>68051.2</text:p>
          </table:table-cell>
          <table:table-cell table:formula="of:=[.O26]-[.Q26]" office:value-type="float" office:value="-8051.2" calcext:value-type="float">
            <text:p>-8051.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X25]+[.W26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Z25]+[.Y26]" office:value-type="float" office:value="68051.2" calcext:value-type="float">
            <text:p>68051.2</text:p>
          </table:table-cell>
          <table:table-cell table:formula="of:=[.X26]-[.Z26]" office:value-type="float" office:value="-8051.2" calcext:value-type="float">
            <text:p>-8051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510.6" calcext:value-type="float">
            <text:p>13510.6</text:p>
          </table:table-cell>
          <table:table-cell table:number-columns-repeated="8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O26]+[.N2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Q26]+[.P27]" office:value-type="float" office:value="81561.8" calcext:value-type="float">
            <text:p>81561.8</text:p>
          </table:table-cell>
          <table:table-cell table:formula="of:=[.O27]-[.Q27]" office:value-type="float" office:value="8438.2" calcext:value-type="float">
            <text:p>8438.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X26]+[.W2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Z26]+[.Y27]" office:value-type="float" office:value="81561.8" calcext:value-type="float">
            <text:p>81561.8</text:p>
          </table:table-cell>
          <table:table-cell table:formula="of:=[.X27]-[.Z27]" office:value-type="float" office:value="8438.2" calcext:value-type="float">
            <text:p>8438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976" calcext:value-type="float">
            <text:p>37976</text:p>
          </table:table-cell>
          <table:table-cell table:number-columns-repeated="8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O27]+[.N2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Q27]+[.P28]" office:value-type="float" office:value="119537.8" calcext:value-type="float">
            <text:p>119537.8</text:p>
          </table:table-cell>
          <table:table-cell table:formula="of:=[.O28]-[.Q28]" office:value-type="float" office:value="462.199999999997" calcext:value-type="float">
            <text:p>462.199999999997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X27]+[.W2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Z27]+[.Y28]" office:value-type="float" office:value="119537.8" calcext:value-type="float">
            <text:p>119537.8</text:p>
          </table:table-cell>
          <table:table-cell table:formula="of:=[.X28]-[.Z28]" office:value-type="float" office:value="462.199999999997" calcext:value-type="float">
            <text:p>462.19999999999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000" calcext:value-type="float">
            <text:p>30000</text:p>
          </table:table-cell>
          <table:table-cell table:number-columns-repeated="8"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O28]+[.N29]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Q28]+[.P29]" office:value-type="float" office:value="119537.8" calcext:value-type="float">
            <text:p>119537.8</text:p>
          </table:table-cell>
          <table:table-cell table:formula="of:=[.O29]-[.Q29]" office:value-type="float" office:value="30462.2" calcext:value-type="float">
            <text:p>30462.2</text:p>
          </table:table-cell>
          <table:table-cell table:style-name="ce21" office:value-type="float" office:value="0" calcext:value-type="float">
            <text:p>0</text:p>
          </table:table-cell>
          <table:table-cell table:formula="of:=[.N29]+[.S29]" office:value-type="float" office:value="30000" calcext:value-type="float">
            <text:p>30000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X28]+[.W29]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Z28]+[.Y29]" office:value-type="float" office:value="119537.8" calcext:value-type="float">
            <text:p>119537.8</text:p>
          </table:table-cell>
          <table:table-cell table:formula="of:=[.X29]-[.Z29]" office:value-type="float" office:value="30462.2" calcext:value-type="float">
            <text:p>30462.2</text:p>
          </table:table-cell>
          <table:table-cell table:style-name="ce19" office:value-type="float" office:value="-7384.45" calcext:value-type="float">
            <text:p>-7384.45</text:p>
          </table:table-cell>
          <table:table-cell table:formula="of:=[.W29]+[.AB29]" office:value-type="float" office:value="22615.55" calcext:value-type="float">
            <text:p>22615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O29]+[.N30]"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formula="of:=[.Q29]+[.P30]" office:value-type="float" office:value="119537.8" calcext:value-type="float">
            <text:p>119537.8</text:p>
          </table:table-cell>
          <table:table-cell table:formula="of:=[.O30]-[.Q30]" office:value-type="float" office:value="60462.2" calcext:value-type="float">
            <text:p>60462.2</text:p>
          </table:table-cell>
          <table:table-cell table:style-name="ce21" office:value-type="float" office:value="0" calcext:value-type="float">
            <text:p>0</text:p>
          </table:table-cell>
          <table:table-cell table:formula="of:=[.N30]+[.S30]" office:value-type="float" office:value="30000" calcext:value-type="float">
            <text:p>30000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X29]+[.W30]"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formula="of:=[.Z29]+[.Y30]" office:value-type="float" office:value="119537.8" calcext:value-type="float">
            <text:p>119537.8</text:p>
          </table:table-cell>
          <table:table-cell table:formula="of:=[.X30]-[.Z30]" office:value-type="float" office:value="60462.2" calcext:value-type="float">
            <text:p>60462.2</text:p>
          </table:table-cell>
          <table:table-cell table:style-name="ce19" office:value-type="float" office:value="7384.45" calcext:value-type="float">
            <text:p>7384.45</text:p>
          </table:table-cell>
          <table:table-cell table:formula="of:=[.W30]+[.AB30]" office:value-type="float" office:value="37384.45" calcext:value-type="float">
            <text:p>37384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202412" calcext:value-type="float">
            <text:p>202412</text:p>
          </table:table-cell>
          <table:table-cell table:style-name="ce19" office:value-type="float" office:value="30000" calcext:value-type="float">
            <text:p>30000</text:p>
          </table:table-cell>
          <table:table-cell table:formula="of:=[.O30]+[.N31]"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table:formula="of:=[.Q30]+[.P31]" office:value-type="float" office:value="119537.8" calcext:value-type="float">
            <text:p>119537.8</text:p>
          </table:table-cell>
          <table:table-cell table:style-name="ce20" table:formula="of:=[.O31]-[.Q31]" office:value-type="float" office:value="90462.2" calcext:value-type="float">
            <text:p>90462.2</text:p>
          </table:table-cell>
          <table:table-cell table:style-name="ce21" table:formula="of:=-[.R31]" office:value-type="float" office:value="-90462.2" calcext:value-type="float">
            <text:p>-90462.2</text:p>
          </table:table-cell>
          <table:table-cell table:formula="of:=30000+[.S31]" office:value-type="float" office:value="-60462.2" calcext:value-type="float">
            <text:p>-60462.2</text:p>
          </table:table-cell>
          <table:table-cell/>
          <table:table-cell office:value-type="float" office:value="202412" calcext:value-type="float">
            <text:p>202412</text:p>
          </table:table-cell>
          <table:table-cell table:style-name="ce19" office:value-type="float" office:value="30000" calcext:value-type="float">
            <text:p>30000</text:p>
          </table:table-cell>
          <table:table-cell table:formula="of:=[.X30]+[.W31]"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table:formula="of:=[.Z30]+[.Y31]" office:value-type="float" office:value="119537.8" calcext:value-type="float">
            <text:p>119537.8</text:p>
          </table:table-cell>
          <table:table-cell table:formula="of:=[.X31]-[.Z31]" office:value-type="float" office:value="90462.2" calcext:value-type="float">
            <text:p>90462.2</text:p>
          </table:table-cell>
          <table:table-cell table:style-name="ce19" office:value-type="float" office:value="-7384.45" calcext:value-type="float">
            <text:p>-7384.45</text:p>
          </table:table-cell>
          <table:table-cell table:formula="of:=[.W31]+[.AB31]" office:value-type="float" office:value="22615.55" calcext:value-type="float">
            <text:p>22615.55</text:p>
          </table:table-cell>
          <table:table-cell/>
          <table:table-cell office:value-type="float" office:value="4" calcext:value-type="float">
            <text:p>4</text:p>
          </table:table-cell>
          <table:table-cell table:formula="of:=90462.2/[.AE31]" office:value-type="float" office:value="22615.55" calcext:value-type="float">
            <text:p>22615.55</text:p>
          </table:table-cell>
        </table:table-row>
        <table:table-row table:style-name="ro1">
          <table:table-cell table:number-columns-repeated="12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O31]+[.N32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office:value-type="float" office:value="-30000" calcext:value-type="float">
            <text:p>-30000</text:p>
          </table:table-cell>
          <table:table-cell office:value-type="float" office:value="120462.2" calcext:value-type="float">
            <text:p>120462.2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X31]+[.W32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office:value-type="float" office:value="7384.45" calcext:value-type="float">
            <text:p>7384.45</text:p>
          </table:table-cell>
          <table:table-cell table:formula="of:=[.W32]+[.AB32]" office:value-type="float" office:value="37384.45" calcext:value-type="float">
            <text:p>37384.45</text:p>
          </table:table-cell>
          <table:table-cell table:number-columns-repeated="2"/>
          <table:table-cell table:formula="of:=30000-[.AF31]" office:value-type="float" office:value="7384.45" calcext:value-type="float">
            <text:p>7384.45</text:p>
          </table:table-cell>
        </table:table-row>
        <table:table-row table:style-name="ro1">
          <table:table-cell table:number-columns-repeated="3"/>
          <table:table-cell table:formula="of:=SUM([.D25:.D32])" office:value-type="float" office:value="189537.8" calcext:value-type="float">
            <text:p>189537.8</text:p>
          </table:table-cell>
          <table:table-cell table:number-columns-repeated="28"/>
        </table:table-row>
        <table:table-row table:style-name="ro1">
          <table:table-cell table:number-columns-repeated="13"/>
          <table:table-cell table:formula="of:=SUM([.N25:.N32])" office:value-type="float" office:value="240000" calcext:value-type="float">
            <text:p>240000</text:p>
          </table:table-cell>
          <table:table-cell/>
          <table:table-cell table:formula="of:=SUM([.P25:.P33])" office:value-type="float" office:value="119537.8" calcext:value-type="float">
            <text:p>119537.8</text:p>
          </table:table-cell>
          <table:table-cell table:number-columns-repeated="6"/>
          <table:table-cell table:formula="of:=SUM([.W25:.W32])" office:value-type="float" office:value="240000" calcext:value-type="float">
            <text:p>240000</text:p>
          </table:table-cell>
          <table:table-cell/>
          <table:table-cell table:formula="of:=SUM([.Y25:.Y33])" office:value-type="float" office:value="119537.8" calcext:value-type="float">
            <text:p>119537.8</text:p>
          </table:table-cell>
          <table:table-cell table:number-columns-repeated="7"/>
        </table:table-row>
        <table:table-row table:style-name="ro1">
          <table:table-cell table:number-columns-repeated="19"/>
          <table:table-cell table:formula="of:=SUM([.T24:.T32])" office:value-type="float" office:value="240000" calcext:value-type="float">
            <text:p>240000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table:formula="of:=SUM([.AC24:.AC32])" office:value-type="float" office:value="240000" calcext:value-type="float">
            <text:p>240000</text:p>
          </table:table-cell>
          <table:table-cell table:number-columns-repeated="3"/>
        </table:table-row>
        <table:table-row table:style-name="ro1">
          <table:table-cell table:number-columns-repeated="24"/>
          <table:table-cell table:formula="of:=[.W34]-[.Y34]" office:value-type="float" office:value="120462.2" calcext:value-type="float">
            <text:p>120462.2</text:p>
          </table:table-cell>
          <table:table-cell table:number-columns-repeated="7"/>
        </table:table-row>
        <table:table-row table:style-name="ro1">
          <table:table-cell table:number-columns-repeated="19"/>
          <table:table-cell table:formula="of:=[.N34]-[.T3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2"/>
          <table:table-cell table:style-name="ce18" table:number-columns-repeated="6"/>
          <table:table-cell table:style-name="ce17"/>
          <table:table-cell table:number-columns-repeated="13"/>
        </table:table-row>
        <table:table-row table:style-name="ro1">
          <table:table-cell table:number-columns-repeated="12"/>
          <table:table-cell table:style-name="ce16" table:number-columns-repeated="6"/>
          <table:table-cell table:number-columns-repeated="14"/>
        </table:table-row>
        <table:table-row table:style-name="ro1">
          <table:table-cell table:number-columns-repeated="25"/>
          <table:table-cell table:formula="of:=30000-120462.2" office:value-type="float" office:value="-90462.2" calcext:value-type="float">
            <text:p>-90462.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udget</text:p>
          </table:table-cell>
          <table:table-cell table:style-name="ce16" office:value-type="string" calcext:value-type="string">
            <text:p>YTD Budget</text:p>
          </table:table-cell>
          <table:table-cell table:style-name="ce16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2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O43]+[.N44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Q43]+[.P44]" office:value-type="float" office:value="19406.6" calcext:value-type="float">
            <text:p>19406.6</text:p>
          </table:table-cell>
          <table:table-cell table:formula="of:=[.O44]-[.Q44]" office:value-type="float" office:value="10593.4" calcext:value-type="float">
            <text:p>10593.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O44]+[.N45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Q44]+[.P45]" office:value-type="float" office:value="68051.2" calcext:value-type="float">
            <text:p>68051.2</text:p>
          </table:table-cell>
          <table:table-cell table:formula="of:=[.O45]-[.Q45]" office:value-type="float" office:value="-8051.2" calcext:value-type="float">
            <text:p>-8051.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udget</text:p>
          </table:table-cell>
          <table:table-cell table:style-name="ce16" office:value-type="string" calcext:value-type="string">
            <text:p>YTD Budget</text:p>
          </table:table-cell>
          <table:table-cell table:style-name="ce16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O45]+[.N46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Q45]+[.P46]" office:value-type="float" office:value="81561.8" calcext:value-type="float">
            <text:p>81561.8</text:p>
          </table:table-cell>
          <table:table-cell table:formula="of:=[.O46]-[.Q46]" office:value-type="float" office:value="8438.2" calcext:value-type="float">
            <text:p>8438.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O46]+[.N47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Q46]+[.P47]" office:value-type="float" office:value="119537.8" calcext:value-type="float">
            <text:p>119537.8</text:p>
          </table:table-cell>
          <table:table-cell table:formula="of:=[.O47]-[.Q47]" office:value-type="float" office:value="462.199999999997" calcext:value-type="float">
            <text:p>462.199999999997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X46]+[.W47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Z46]+[.Y47]" office:value-type="float" office:value="19406.6" calcext:value-type="float">
            <text:p>19406.6</text:p>
          </table:table-cell>
          <table:table-cell table:formula="of:=[.X47]-[.Z47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O47]+[.N48]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Q47]+[.P48]" office:value-type="float" office:value="119537.8" calcext:value-type="float">
            <text:p>119537.8</text:p>
          </table:table-cell>
          <table:table-cell table:formula="of:=[.O48]-[.Q48]" office:value-type="float" office:value="30462.2" calcext:value-type="float">
            <text:p>30462.2</text:p>
          </table:table-cell>
          <table:table-cell table:style-name="ce22" office:value-type="float" office:value="0" calcext:value-type="float">
            <text:p>0</text:p>
          </table:table-cell>
          <table:table-cell table:formula="of:=[.N48]+[.S48]" office:value-type="float" office:value="30000" calcext:value-type="float">
            <text:p>30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X47]+[.W48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Z47]+[.Y48]" office:value-type="float" office:value="68051.2" calcext:value-type="float">
            <text:p>68051.2</text:p>
          </table:table-cell>
          <table:table-cell table:formula="of:=[.X48]-[.Z48]" office:value-type="float" office:value="-8051.2" calcext:value-type="float">
            <text:p>-8051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O48]+[.N49]"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formula="of:=[.Q48]+[.P49]" office:value-type="float" office:value="119537.8" calcext:value-type="float">
            <text:p>119537.8</text:p>
          </table:table-cell>
          <table:table-cell table:formula="of:=[.O49]-[.Q49]" office:value-type="float" office:value="60462.2" calcext:value-type="float">
            <text:p>60462.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X48]+[.W49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Z48]+[.Y49]" office:value-type="float" office:value="81561.8" calcext:value-type="float">
            <text:p>81561.8</text:p>
          </table:table-cell>
          <table:table-cell table:formula="of:=[.X49]-[.Z49]" office:value-type="float" office:value="8438.2" calcext:value-type="float">
            <text:p>8438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412" calcext:value-type="float">
            <text:p>202412</text:p>
          </table:table-cell>
          <table:table-cell table:style-name="ce19" office:value-type="float" office:value="30000" calcext:value-type="float">
            <text:p>30000</text:p>
          </table:table-cell>
          <table:table-cell table:formula="of:=[.O49]+[.N50]"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table:formula="of:=[.Q49]+[.P50]" office:value-type="float" office:value="119537.8" calcext:value-type="float">
            <text:p>119537.8</text:p>
          </table:table-cell>
          <table:table-cell table:style-name="ce20" table:formula="of:=[.O50]-[.Q50]" office:value-type="float" office:value="90462.2" calcext:value-type="float">
            <text:p>90462.2</text:p>
          </table:table-cell>
          <table:table-cell table:style-name="ce21" table:formula="of:=-[.R50]" office:value-type="float" office:value="-90462.2" calcext:value-type="float">
            <text:p>-90462.2</text:p>
          </table:table-cell>
          <table:table-cell table:formula="of:=30000+[.S50]" office:value-type="float" office:value="-60462.2" calcext:value-type="float">
            <text:p>-60462.2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X49]+[.W50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Z49]+[.Y50]" office:value-type="float" office:value="119537.8" calcext:value-type="float">
            <text:p>119537.8</text:p>
          </table:table-cell>
          <table:table-cell table:formula="of:=[.X50]-[.Z50]" office:value-type="float" office:value="462.199999999997" calcext:value-type="float">
            <text:p>462.19999999999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O50]+[.N51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table:formula="of:=[.S50]*-1" office:value-type="float" office:value="90462.2" calcext:value-type="float">
            <text:p>90462.2</text:p>
          </table:table-cell>
          <table:table-cell table:formula="of:=[.N51]+[.S51]" office:value-type="float" office:value="120462.2" calcext:value-type="float">
            <text:p>120462.2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X50]+[.W51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Z50]+[.Y51]" office:value-type="float" office:value="149537.8" calcext:value-type="float">
            <text:p>149537.8</text:p>
          </table:table-cell>
          <table:table-cell table:formula="of:=[.X51]-[.Z51]" office:value-type="float" office:value="462.200000000012" calcext:value-type="float">
            <text:p>462.200000000012</text:p>
          </table:table-cell>
          <table:table-cell table:style-name="ce19" table:formula="of:=[.Y51]-[.AA51]" office:value-type="float" office:value="29537.8" calcext:value-type="float">
            <text:p>29537.8</text:p>
          </table:table-cell>
          <table:table-cell table:formula="of:=[.W51]+[.AB51]" office:value-type="float" office:value="59537.8" calcext:value-type="float">
            <text:p>59537.8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X51]+[.W52]"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formula="of:=[.Z51]+[.Y52]" office:value-type="float" office:value="149537.8" calcext:value-type="float">
            <text:p>149537.8</text:p>
          </table:table-cell>
          <table:table-cell table:formula="of:=[.X52]-[.Z52]" office:value-type="float" office:value="30462.2" calcext:value-type="float">
            <text:p>30462.2</text:p>
          </table:table-cell>
          <table:table-cell table:style-name="ce19" office:value-type="float" office:value="-9845.933333" calcext:value-type="float">
            <text:p>-9845.933333</text:p>
          </table:table-cell>
          <table:table-cell table:formula="of:=[.W52]+[.AB52]" office:value-type="float" office:value="20154.066667" calcext:value-type="float">
            <text:p>20154.066667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SUM([.N44:.N51])" office:value-type="float" office:value="240000" calcext:value-type="float">
            <text:p>240000</text:p>
          </table:table-cell>
          <table:table-cell/>
          <table:table-cell table:formula="of:=SUM([.P44:.P52])" office:value-type="float" office:value="119537.8" calcext:value-type="float">
            <text:p>119537.8</text:p>
          </table:table-cell>
          <table:table-cell table:number-columns-repeated="5"/>
          <table:table-cell office:value-type="float" office:value="202412" calcext:value-type="float">
            <text:p>202412</text:p>
          </table:table-cell>
          <table:table-cell table:style-name="ce19" office:value-type="float" office:value="30000" calcext:value-type="float">
            <text:p>30000</text:p>
          </table:table-cell>
          <table:table-cell table:formula="of:=[.X52]+[.W53]"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table:formula="of:=[.Z52]+[.Y53]" office:value-type="float" office:value="149537.8" calcext:value-type="float">
            <text:p>149537.8</text:p>
          </table:table-cell>
          <table:table-cell table:formula="of:=[.X53]-[.Z53]" office:value-type="float" office:value="60462.2" calcext:value-type="float">
            <text:p>60462.2</text:p>
          </table:table-cell>
          <table:table-cell table:style-name="ce19" office:value-type="float" office:value="9845.933333" calcext:value-type="float">
            <text:p>9845.933333</text:p>
          </table:table-cell>
          <table:table-cell table:formula="of:=[.W53]+[.AB53]" office:value-type="float" office:value="39845.933333" calcext:value-type="float">
            <text:p>39845.933333</text:p>
          </table:table-cell>
          <table:table-cell/>
          <table:table-cell office:value-type="float" office:value="-3" calcext:value-type="float">
            <text:p>-3</text:p>
          </table:table-cell>
          <table:table-cell table:formula="of:=[.Y60]/[.AE53]" office:value-type="float" office:value="20154.0666666667" calcext:value-type="float">
            <text:p>20154.0666666667</text:p>
          </table:table-cell>
        </table:table-row>
        <table:table-row table:style-name="ro1">
          <table:table-cell table:number-columns-repeated="19"/>
          <table:table-cell table:formula="of:=SUM([.T43:.T51])" office:value-type="float" office:value="255000" calcext:value-type="float">
            <text:p>255000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X53]+[.W54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table:style-name="ce19" office:value-type="float" office:value="0" calcext:value-type="float">
            <text:p>0</text:p>
          </table:table-cell>
          <table:table-cell table:formula="of:=[.W54]+[.AB54]" office:value-type="float" office:value="30000" calcext:value-type="float">
            <text:p>30000</text:p>
          </table:table-cell>
          <table:table-cell table:number-columns-repeated="2"/>
          <table:table-cell table:formula="of:=30000-[.AF53]" office:value-type="float" office:value="9845.93333333333" calcext:value-type="float">
            <text:p>9845.93333333333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2"/>
          <table:table-cell table:formula="of:=SUM([.W47:.W54])" office:value-type="float" office:value="240000" calcext:value-type="float">
            <text:p>240000</text:p>
          </table:table-cell>
          <table:table-cell/>
          <table:table-cell table:formula="of:=SUM([.Y47:.Y55])" office:value-type="float" office:value="149537.8" calcext:value-type="float">
            <text:p>149537.8</text:p>
          </table:table-cell>
          <table:table-cell table:number-columns-repeated="7"/>
        </table:table-row>
        <table:table-row table:style-name="ro1">
          <table:table-cell table:number-columns-repeated="28"/>
          <table:table-cell table:formula="of:=SUM([.AC46:.AC54])" office:value-type="float" office:value="269537.8" calcext:value-type="float">
            <text:p>269537.8</text:p>
          </table:table-cell>
          <table:table-cell table:number-columns-repeated="3"/>
        </table:table-row>
        <table:table-row table:style-name="ro1">
          <table:table-cell table:number-columns-repeated="24"/>
          <table:table-cell table:formula="of:=[.W56]-[.Y56]" office:value-type="float" office:value="90462.2" calcext:value-type="float">
            <text:p>90462.2</text:p>
          </table:table-cell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4"/>
          <table:table-cell table:formula="of:=30000-[.Y58]" office:value-type="float" office:value="-60462.2" calcext:value-type="float">
            <text:p>-60462.2</text:p>
          </table:table-cell>
          <table:table-cell table:number-columns-repeated="7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5"/>
          <table:table-cell table:formula="of:=30000-120462.2" office:value-type="float" office:value="-90462.2" calcext:value-type="float">
            <text:p>-90462.2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udget</text:p>
          </table:table-cell>
          <table:table-cell table:style-name="ce16" office:value-type="string" calcext:value-type="string">
            <text:p>YTD Budget</text:p>
          </table:table-cell>
          <table:table-cell table:style-name="ce16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3"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udget</text:p>
          </table:table-cell>
          <table:table-cell table:style-name="ce16" office:value-type="string" calcext:value-type="string">
            <text:p>YTD Budget</text:p>
          </table:table-cell>
          <table:table-cell table:style-name="ce16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4]+[.C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4]+[.E5]" office:value-type="float" office:value="19406.6" calcext:value-type="float">
            <text:p>19406.6</text:p>
          </table:table-cell>
          <table:table-cell table:formula="of:=[.D5]-[.F5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O4]+[.N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Q4]+[.P5]" office:value-type="float" office:value="19406.6" calcext:value-type="float">
            <text:p>19406.6</text:p>
          </table:table-cell>
          <table:table-cell table:formula="of:=[.O5]-[.Q5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5]+[.C6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5]+[.E6]" office:value-type="float" office:value="39406.6" calcext:value-type="float">
            <text:p>39406.6</text:p>
          </table:table-cell>
          <table:table-cell table:formula="of:=[.D6]-[.F6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O5]+[.N6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Q5]+[.P6]" office:value-type="float" office:value="39406.6" calcext:value-type="float">
            <text:p>39406.6</text:p>
          </table:table-cell>
          <table:table-cell table:formula="of:=[.O6]-[.Q6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6]+[.C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6]+[.E7]" office:value-type="float" office:value="52917.2" calcext:value-type="float">
            <text:p>52917.2</text:p>
          </table:table-cell>
          <table:table-cell table:formula="of:=[.D7]-[.F7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O6]+[.N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Q6]+[.P7]" office:value-type="float" office:value="52917.2" calcext:value-type="float">
            <text:p>52917.2</text:p>
          </table:table-cell>
          <table:table-cell table:formula="of:=[.O7]-[.Q7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7]+[.C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7]+[.E8]" office:value-type="float" office:value="90893.2" calcext:value-type="float">
            <text:p>90893.2</text:p>
          </table:table-cell>
          <table:table-cell table:formula="of:=[.D8]-[.F8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O7]+[.N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Q7]+[.P8]" office:value-type="float" office:value="90893.2" calcext:value-type="float">
            <text:p>90893.2</text:p>
          </table:table-cell>
          <table:table-cell table:formula="of:=[.O8]-[.Q8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D8]+[.C9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F8]+[.E9]" office:value-type="float" office:value="120893.2" calcext:value-type="float">
            <text:p>120893.2</text:p>
          </table:table-cell>
          <table:table-cell table:formula="of:=[.D9]-[.F9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O8]+[.N9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Q8]+[.P9]" office:value-type="float" office:value="120893.2" calcext:value-type="float">
            <text:p>120893.2</text:p>
          </table:table-cell>
          <table:table-cell table:formula="of:=[.O9]-[.Q9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D9]+[.C10]" office:value-type="float" office:value="180000" calcext:value-type="float">
            <text:p>180000</text:p>
          </table:table-cell>
          <table:table-cell office:value-type="float" office:value="20000" calcext:value-type="float">
            <text:p>20000</text:p>
          </table:table-cell>
          <table:table-cell table:formula="of:=[.F9]+[.E10]" office:value-type="float" office:value="140893.2" calcext:value-type="float">
            <text:p>140893.2</text:p>
          </table:table-cell>
          <table:table-cell table:formula="of:=[.D10]-[.F10]" office:value-type="float" office:value="39106.8" calcext:value-type="float">
            <text:p>39106.8</text:p>
          </table:table-cell>
          <table:table-cell table:style-name="ce19" table:formula="of:=[.E10]-[.G10]" office:value-type="float" office:value="-19106.8" calcext:value-type="float">
            <text:p>-19106.8</text:p>
          </table:table-cell>
          <table:table-cell table:formula="of:=[.C10]+[.H10]" office:value-type="float" office:value="10893.2" calcext:value-type="float">
            <text:p>10893.2</text:p>
          </table:table-cell>
          <table:table-cell table:number-columns-repeated="3"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O9]+[.N10]" office:value-type="float" office:value="180000" calcext:value-type="float">
            <text:p>180000</text:p>
          </table:table-cell>
          <table:table-cell office:value-type="float" office:value="20000" calcext:value-type="float">
            <text:p>20000</text:p>
          </table:table-cell>
          <table:table-cell table:formula="of:=[.Q9]+[.P10]" office:value-type="float" office:value="140893.2" calcext:value-type="float">
            <text:p>140893.2</text:p>
          </table:table-cell>
          <table:table-cell table:formula="of:=[.O10]-[.Q10]" office:value-type="float" office:value="39106.8" calcext:value-type="float">
            <text:p>39106.8</text:p>
          </table:table-cell>
          <table:table-cell table:style-name="ce19" table:formula="of:=[.P10]-[.R10]" office:value-type="float" office:value="-19106.8" calcext:value-type="float">
            <text:p>-19106.8</text:p>
          </table:table-cell>
          <table:table-cell table:formula="of:=[.N10]+[.S10]" office:value-type="float" office:value="10893.2" calcext:value-type="float">
            <text:p>10893.2</text:p>
          </table:table-cell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19" office:value-type="float" office:value="30000" calcext:value-type="float">
            <text:p>30000</text:p>
          </table:table-cell>
          <table:table-cell table:formula="of:=[.D10]+[.C11]" office:value-type="float" office:value="210000" calcext:value-type="float">
            <text:p>210000</text:p>
          </table:table-cell>
          <table:table-cell office:value-type="float" office:value="20000" calcext:value-type="float">
            <text:p>20000</text:p>
          </table:table-cell>
          <table:table-cell table:formula="of:=[.F10]+[.E11]" office:value-type="float" office:value="160893.2" calcext:value-type="float">
            <text:p>160893.2</text:p>
          </table:table-cell>
          <table:table-cell table:formula="of:=[.D11]-[.F11]" office:value-type="float" office:value="49106.8" calcext:value-type="float">
            <text:p>49106.8</text:p>
          </table:table-cell>
          <table:table-cell table:style-name="ce19" table:formula="of:=[.C11]+([.H10]*-1)" office:value-type="float" office:value="49106.8" calcext:value-type="float">
            <text:p>49106.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2412" calcext:value-type="float">
            <text:p>202412</text:p>
          </table:table-cell>
          <table:table-cell table:style-name="ce19" office:value-type="float" office:value="30000" calcext:value-type="float">
            <text:p>30000</text:p>
          </table:table-cell>
          <table:table-cell table:formula="of:=[.O10]+[.N11]" office:value-type="float" office:value="210000" calcext:value-type="float">
            <text:p>210000</text:p>
          </table:table-cell>
          <table:table-cell office:value-type="float" office:value="20000" calcext:value-type="float">
            <text:p>20000</text:p>
          </table:table-cell>
          <table:table-cell table:formula="of:=[.Q10]+[.P11]" office:value-type="float" office:value="160893.2" calcext:value-type="float">
            <text:p>160893.2</text:p>
          </table:table-cell>
          <table:table-cell table:formula="of:=[.O11]-[.Q11]" office:value-type="float" office:value="49106.8" calcext:value-type="float">
            <text:p>49106.8</text:p>
          </table:table-cell>
          <table:table-cell table:style-name="ce19" table:formula="of:=[.N11]+([.S10]*-1)" office:value-type="float" office:value="49106.8" calcext:value-type="float">
            <text:p>4910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11]+[.C12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office:value-type="float" office:value="-30000" calcext:value-type="float">
            <text:p>-30000</text:p>
          </table:table-cell>
          <table:table-cell table:formula="of:=[.H11]+([.H12]*-1)" office:value-type="float" office:value="79106.8" calcext:value-type="float">
            <text:p>79106.8</text:p>
          </table:table-cell>
          <table:table-cell table:number-columns-repeated="3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O11]+[.N12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office:value-type="float" office:value="-30000" calcext:value-type="float">
            <text:p>-30000</text:p>
          </table:table-cell>
          <table:table-cell table:formula="of:=[.S11]+([.S12]*-1)" office:value-type="float" office:value="79106.8" calcext:value-type="float">
            <text:p>79106.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SUM([.C5:.C13])" office:value-type="float" office:value="240000" calcext:value-type="float">
            <text:p>240000</text:p>
          </table:table-cell>
          <table:table-cell table:number-columns-repeated="4"/>
          <table:table-cell table:formula="of:=SUM([.H5:.H12])*-1" office:value-type="float" office:value="-0" calcext:value-type="float">
            <text:p>0</text:p>
          </table:table-cell>
          <table:table-cell table:formula="of:=SUM([.I4:.I12])" office:value-type="float" office:value="240000" calcext:value-type="float">
            <text:p>240000</text:p>
          </table:table-cell>
          <table:table-cell table:number-columns-repeated="4"/>
          <table:table-cell table:formula="of:=SUM([.N5:.N13])" office:value-type="float" office:value="240000" calcext:value-type="float">
            <text:p>240000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SUM([.S5:.S12])*-1" office:value-type="float" office:value="-0" calcext:value-type="float">
            <text:p>0</text:p>
          </table:table-cell>
          <table:table-cell table:formula="of:=SUM([.T4:.T12])" office:value-type="float" office:value="240000" calcext:value-type="float">
            <text:p>2400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9"/>
          <table:table-cell table:formula="of:=[.T15]+[.S15]" office:value-type="float" office:value="240000" calcext:value-type="float">
            <text:p>240000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udget</text:p>
          </table:table-cell>
          <table:table-cell table:style-name="ce16" office:value-type="string" calcext:value-type="string">
            <text:p>YTD Budget</text:p>
          </table:table-cell>
          <table:table-cell table:style-name="ce16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style-name="Default"/>
          <table:table-cell office:value-type="string" calcext:value-type="string">
            <text:p>Borrowed funds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4]+[.C5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4]+[.E5]" office:value-type="float" office:value="19406.6" calcext:value-type="float">
            <text:p>19406.6</text:p>
          </table:table-cell>
          <table:table-cell table:formula="of:=[.D5]-[.F5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5]-[.E5]" office:value-type="float" office:value="10593.4" calcext:value-type="float">
            <text:p>10593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5]+[.C6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5]+[.E6]" office:value-type="float" office:value="39406.6" calcext:value-type="float">
            <text:p>39406.6</text:p>
          </table:table-cell>
          <table:table-cell table:formula="of:=[.D6]-[.F6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6]-[.E6]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6]+[.C7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6]+[.E7]" office:value-type="float" office:value="52917.2" calcext:value-type="float">
            <text:p>52917.2</text:p>
          </table:table-cell>
          <table:table-cell table:formula="of:=[.D7]-[.F7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7]-[.E7]" office:value-type="float" office:value="16489.4" calcext:value-type="float">
            <text:p>16489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7]+[.C8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7]+[.E8]" office:value-type="float" office:value="90893.2" calcext:value-type="float">
            <text:p>90893.2</text:p>
          </table:table-cell>
          <table:table-cell table:formula="of:=[.D8]-[.F8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8]-[.E8]" office:value-type="float" office:value="-7976" calcext:value-type="float">
            <text:p>-79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D8]+[.C9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F8]+[.E9]" office:value-type="float" office:value="120893.2" calcext:value-type="float">
            <text:p>120893.2</text:p>
          </table:table-cell>
          <table:table-cell table:formula="of:=[.D9]-[.F9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9]-[.E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D9]+[.C10]" office:value-type="float" office:value="180000" calcext:value-type="float">
            <text:p>180000</text:p>
          </table:table-cell>
          <table:table-cell office:value-type="float" office:value="20000" calcext:value-type="float">
            <text:p>20000</text:p>
          </table:table-cell>
          <table:table-cell table:formula="of:=[.F9]+[.E10]" office:value-type="float" office:value="140893.2" calcext:value-type="float">
            <text:p>140893.2</text:p>
          </table:table-cell>
          <table:table-cell table:formula="of:=[.D10]-[.F10]" office:value-type="float" office:value="39106.8" calcext:value-type="float">
            <text:p>39106.8</text:p>
          </table:table-cell>
          <table:table-cell table:style-name="ce19" table:formula="of:=[.E10]-[.G10]" office:value-type="float" office:value="-19106.8" calcext:value-type="float">
            <text:p>-19106.8</text:p>
          </table:table-cell>
          <table:table-cell table:formula="of:=[.C10]+[.H10]" office:value-type="float" office:value="10893.2" calcext:value-type="float">
            <text:p>10893.2</text:p>
          </table:table-cell>
          <table:table-cell table:style-name="Default"/>
          <table:table-cell table:formula="of:=[.C10]-[.E10]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19" office:value-type="float" office:value="30000" calcext:value-type="float">
            <text:p>30000</text:p>
          </table:table-cell>
          <table:table-cell table:formula="of:=[.D10]+[.C11]" office:value-type="float" office:value="210000" calcext:value-type="float">
            <text:p>210000</text:p>
          </table:table-cell>
          <table:table-cell office:value-type="float" office:value="20000" calcext:value-type="float">
            <text:p>20000</text:p>
          </table:table-cell>
          <table:table-cell table:formula="of:=[.F10]+[.E11]" office:value-type="float" office:value="160893.2" calcext:value-type="float">
            <text:p>160893.2</text:p>
          </table:table-cell>
          <table:table-cell table:formula="of:=[.D11]-[.F11]" office:value-type="float" office:value="49106.8" calcext:value-type="float">
            <text:p>49106.8</text:p>
          </table:table-cell>
          <table:table-cell table:style-name="ce19" office:value-type="float" office:value="-30000" calcext:value-type="float">
            <text:p>-30000</text:p>
          </table:table-cell>
          <table:table-cell table:formula="of:=[.C11]+[.H11]" office:value-type="float" office:value="0" calcext:value-type="float">
            <text:p>0</text:p>
          </table:table-cell>
          <table:table-cell table:style-name="Default"/>
          <table:table-cell table:formula="of:=[.C11]-[.E11]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11]+[.C12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office:value-type="float" office:value="-30000" calcext:value-type="float">
            <text:p>-30000</text:p>
          </table:table-cell>
          <table:table-cell table:formula="of:=[.C12]+([.H11]*-1)" office:value-type="float" office:value="60000" calcext:value-type="float">
            <text:p>6000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formula="of:=SUM([.C5:.C13])" office:value-type="float" office:value="240000" calcext:value-type="float">
            <text:p>240000</text:p>
          </table:table-cell>
          <table:table-cell table:number-columns-repeated="4"/>
          <table:table-cell table:formula="of:=SUM([.H5:.H13])" office:value-type="float" office:value="-79106.8" calcext:value-type="float">
            <text:p>-79106.8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8"/>
          <table:table-cell table:formula="of:=SUM([.I4:.I12])" office:value-type="float" office:value="220893.2" calcext:value-type="float">
            <text:p>220893.2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8" table:number-columns-repeated="6"/>
          <table:table-cell table:style-name="ce17" table:number-columns-repeated="2"/>
          <table:table-cell/>
          <table:table-cell table:style-name="ce17"/>
          <table:table-cell table:number-columns-repeated="6"/>
          <table:table-cell office:value-type="string" calcext:value-type="string">
            <text:p>Borrowed fund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udget</text:p>
          </table:table-cell>
          <table:table-cell table:style-name="ce16" office:value-type="string" calcext:value-type="string">
            <text:p>YTD Budget</text:p>
          </table:table-cell>
          <table:table-cell table:style-name="ce16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style-name="Default"/>
          <table:table-cell office:value-type="string" calcext:value-type="string">
            <text:p>Borrowed funds</text:p>
          </table:table-cell>
          <table:table-cell table:number-columns-repeated="5"/>
          <table:table-cell office:value-type="float" office:value="30000" calcext:value-type="float">
            <text:p>30000</text:p>
          </table:table-cell>
          <table:table-cell table:formula="of:=[.C20]-[.E2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6"/>
          <table:table-cell office:value-type="float" office:value="30000" calcext:value-type="float">
            <text:p>30000</text:p>
          </table:table-cell>
          <table:table-cell table:formula="of:=[.C21]-[.E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21]+[.C22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21]+[.E22]" office:value-type="float" office:value="19406.6" calcext:value-type="float">
            <text:p>19406.6</text:p>
          </table:table-cell>
          <table:table-cell table:formula="of:=[.D22]-[.F22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2]-[.E22]" office:value-type="float" office:value="10593.4" calcext:value-type="float">
            <text:p>10593.4</text:p>
          </table:table-cell>
          <table:table-cell table:number-columns-repeated="5"/>
          <table:table-cell office:value-type="float" office:value="30000" calcext:value-type="float">
            <text:p>30000</text:p>
          </table:table-cell>
          <table:table-cell table:formula="of:=[.C22]-[.E22]" office:value-type="float" office:value="10593.4" calcext:value-type="float">
            <text:p>10593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22]+[.C23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22]+[.E23]" office:value-type="float" office:value="39406.6" calcext:value-type="float">
            <text:p>39406.6</text:p>
          </table:table-cell>
          <table:table-cell table:formula="of:=[.D23]-[.F23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3]-[.E23]" office:value-type="float" office:value="10000" calcext:value-type="float">
            <text:p>100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[.C23]-[.E23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23]+[.C24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23]+[.E24]" office:value-type="float" office:value="52917.2" calcext:value-type="float">
            <text:p>52917.2</text:p>
          </table:table-cell>
          <table:table-cell table:formula="of:=[.D24]-[.F24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4]-[.E24]" office:value-type="float" office:value="16489.4" calcext:value-type="float">
            <text:p>16489.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[.C24]-[.E24]" office:value-type="float" office:value="16489.4" calcext:value-type="float">
            <text:p>16489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24]+[.C25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24]+[.E25]" office:value-type="float" office:value="90893.2" calcext:value-type="float">
            <text:p>90893.2</text:p>
          </table:table-cell>
          <table:table-cell table:formula="of:=[.D25]-[.F25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5]-[.E25]" office:value-type="float" office:value="-7976" calcext:value-type="float">
            <text:p>-7976</text:p>
          </table:table-cell>
          <table:table-cell table:number-columns-repeated="5"/>
          <table:table-cell office:value-type="float" office:value="893.2" calcext:value-type="float">
            <text:p>893.2</text:p>
          </table:table-cell>
          <table:table-cell table:formula="of:=[.C25]-[.E25]" office:value-type="float" office:value="-7976" calcext:value-type="float">
            <text:p>-7976</text:p>
          </table:table-cell>
          <table:table-cell/>
          <table:table-cell table:formula="of:=[.Q25]+[.Q26]" office:value-type="float" office:value="893.2" calcext:value-type="float">
            <text:p>893.2</text:p>
          </table:table-cell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D25]+[.C26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F25]+[.E26]" office:value-type="float" office:value="120893.2" calcext:value-type="float">
            <text:p>120893.2</text:p>
          </table:table-cell>
          <table:table-cell table:formula="of:=[.D26]-[.F26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Default"/>
          <table:table-cell table:formula="of:=[.C26]-[.E26]" office:value-type="float" office:value="0" calcext:value-type="float">
            <text:p>0</text:p>
          </table:table-cell>
          <table:table-cell/>
          <table:table-cell office:value-type="float" office:value="-59106.8" calcext:value-type="float">
            <text:p>-59106.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C26]-[.E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D26]+[.C27]" office:value-type="float" office:value="180000" calcext:value-type="float">
            <text:p>180000</text:p>
          </table:table-cell>
          <table:table-cell office:value-type="float" office:value="30462.2" calcext:value-type="float">
            <text:p>30462.2</text:p>
          </table:table-cell>
          <table:table-cell table:formula="of:=[.F26]+[.E27]" office:value-type="float" office:value="151355.4" calcext:value-type="float">
            <text:p>151355.4</text:p>
          </table:table-cell>
          <table:table-cell table:formula="of:=[.D27]-[.F27]" office:value-type="float" office:value="28644.6" calcext:value-type="float">
            <text:p>28644.6</text:p>
          </table:table-cell>
          <table:table-cell table:style-name="ce19" office:value-type="float" office:value="0" calcext:value-type="float">
            <text:p>0</text:p>
          </table:table-cell>
          <table:table-cell table:formula="of:=[.C27]+[.H27]" office:value-type="float" office:value="30000" calcext:value-type="float">
            <text:p>30000</text:p>
          </table:table-cell>
          <table:table-cell table:style-name="Default"/>
          <table:table-cell table:formula="of:=[.C27]-[.E27]" office:value-type="float" office:value="-462.200000000001" calcext:value-type="float">
            <text:p>-462.200000000001</text:p>
          </table:table-cell>
          <table:table-cell table:number-columns-repeated="5"/>
          <table:table-cell office:value-type="float" office:value="149106.8" calcext:value-type="float">
            <text:p>149106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19" office:value-type="float" office:value="30000" calcext:value-type="float">
            <text:p>30000</text:p>
          </table:table-cell>
          <table:table-cell table:formula="of:=[.D27]+[.C28]" office:value-type="float" office:value="210000" calcext:value-type="float">
            <text:p>210000</text:p>
          </table:table-cell>
          <table:table-cell office:value-type="float" office:value="30462.2" calcext:value-type="float">
            <text:p>30462.2</text:p>
          </table:table-cell>
          <table:table-cell table:formula="of:=[.F27]+[.E28]" office:value-type="float" office:value="181817.6" calcext:value-type="float">
            <text:p>181817.6</text:p>
          </table:table-cell>
          <table:table-cell table:formula="of:=[.D28]-[.F28]" office:value-type="float" office:value="28182.4" calcext:value-type="float">
            <text:p>28182.4</text:p>
          </table:table-cell>
          <table:table-cell table:style-name="ce19" table:formula="of:=[.E28]-[.G28]" office:value-type="float" office:value="2279.80000000001" calcext:value-type="float">
            <text:p>2279.80000000001</text:p>
          </table:table-cell>
          <table:table-cell table:formula="of:=[.C28]+[.H28]" office:value-type="float" office:value="32279.8" calcext:value-type="float">
            <text:p>32279.8</text:p>
          </table:table-cell>
          <table:table-cell table:style-name="Default"/>
          <table:table-cell table:formula="of:=[.C28]-[.E28]" office:value-type="float" office:value="-462.200000000001" calcext:value-type="float">
            <text:p>-462.2000000000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28]+[.C29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[.C29]+([.H28]*-1)" office:value-type="float" office:value="27720.2" calcext:value-type="float">
            <text:p>27720.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6"/>
          <table:table-cell table:formula="of:=SUM([.Q20:.Q27])" office:value-type="float" office:value="240000" calcext:value-type="float">
            <text:p>24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22:.C30])" office:value-type="float" office:value="240000" calcext:value-type="float">
            <text:p>240000</text:p>
          </table:table-cell>
          <table:table-cell/>
          <table:table-cell table:formula="of:=SUM([.E22:.E30])" office:value-type="float" office:value="181817.6" calcext:value-type="float">
            <text:p>181817.6</text:p>
          </table:table-cell>
          <table:table-cell table:number-columns-repeated="2"/>
          <table:table-cell table:formula="of:=SUM([.H22:.H30])" office:value-type="float" office:value="2279.80000000001" calcext:value-type="float">
            <text:p>2279.80000000001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8"/>
          <table:table-cell table:formula="of:=SUM([.I21:.I29])" office:value-type="float" office:value="240000" calcext:value-type="float">
            <text:p>240000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8" table:number-columns-repeated="3"/>
          <table:table-cell table:style-name="ce18" table:formula="of:=[.C31]-[.E31]" office:value-type="float" office:value="58182.4" calcext:value-type="float">
            <text:p>58182.4</text:p>
          </table:table-cell>
          <table:table-cell table:style-name="ce18" table:number-columns-repeated="2"/>
          <table:table-cell table:style-name="ce17" table:number-columns-repeated="2"/>
          <table:table-cell/>
          <table:table-cell table:style-name="ce17"/>
          <table:table-cell table:number-columns-repeated="9"/>
        </table:table-row>
        <table:table-row table:style-name="ro1" table:number-rows-repeated="5">
          <table:table-cell/>
          <table:table-cell table:style-name="ce17" table:number-columns-repeated="8"/>
          <table:table-cell/>
          <table:table-cell table:style-name="ce17"/>
          <table:table-cell table:number-columns-repeated="9"/>
        </table:table-row>
        <table:table-row table:style-name="ro1">
          <table:table-cell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udget</text:p>
          </table:table-cell>
          <table:table-cell table:style-name="ce16" office:value-type="string" calcext:value-type="string">
            <text:p>YTD Budget</text:p>
          </table:table-cell>
          <table:table-cell table:style-name="ce16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udget</text:p>
          </table:table-cell>
          <table:table-cell table:style-name="ce16" office:value-type="string" calcext:value-type="string">
            <text:p>YTD Budget</text:p>
          </table:table-cell>
          <table:table-cell table:style-name="ce16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41]+[.C42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41]+[.E42]" office:value-type="float" office:value="19406.6" calcext:value-type="float">
            <text:p>19406.6</text:p>
          </table:table-cell>
          <table:table-cell table:formula="of:=[.D42]-[.F42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M41]+[.L42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O41]+[.N42]" office:value-type="float" office:value="19406.6" calcext:value-type="float">
            <text:p>19406.6</text:p>
          </table:table-cell>
          <table:table-cell table:formula="of:=[.M42]-[.O42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42]+[.C43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42]+[.E43]" office:value-type="float" office:value="39406.6" calcext:value-type="float">
            <text:p>39406.6</text:p>
          </table:table-cell>
          <table:table-cell table:formula="of:=[.D43]-[.F43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M42]+[.L43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O42]+[.N43]" office:value-type="float" office:value="39406.6" calcext:value-type="float">
            <text:p>39406.6</text:p>
          </table:table-cell>
          <table:table-cell table:formula="of:=[.M43]-[.O43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43]+[.C44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43]+[.E44]" office:value-type="float" office:value="52917.2" calcext:value-type="float">
            <text:p>52917.2</text:p>
          </table:table-cell>
          <table:table-cell table:formula="of:=[.D44]-[.F44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M43]+[.L44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O43]+[.N44]" office:value-type="float" office:value="52917.2" calcext:value-type="float">
            <text:p>52917.2</text:p>
          </table:table-cell>
          <table:table-cell table:formula="of:=[.M44]-[.O44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44]+[.C45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44]+[.E45]" office:value-type="float" office:value="90893.2" calcext:value-type="float">
            <text:p>90893.2</text:p>
          </table:table-cell>
          <table:table-cell table:formula="of:=[.D45]-[.F45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M44]+[.L45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O44]+[.N45]" office:value-type="float" office:value="90893.2" calcext:value-type="float">
            <text:p>90893.2</text:p>
          </table:table-cell>
          <table:table-cell table:formula="of:=[.M45]-[.O45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45]+[.C46]" office:value-type="float" office:value="150000" calcext:value-type="float">
            <text:p>1500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45]+[.E46]" office:value-type="float" office:value="90893.2" calcext:value-type="float">
            <text:p>90893.2</text:p>
          </table:table-cell>
          <table:table-cell table:style-name="ce17" table:formula="of:=[.D46]-[.F46]" office:value-type="float" office:value="59106.8" calcext:value-type="float">
            <text:p>59106.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10" calcext:value-type="float">
            <text:p>202410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M45]+[.L46]" office:value-type="float" office:value="150000" calcext:value-type="float">
            <text:p>150000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O45]+[.N46]" office:value-type="float" office:value="120893.2" calcext:value-type="float">
            <text:p>120893.2</text:p>
          </table:table-cell>
          <table:table-cell table:style-name="ce17" table:formula="of:=[.M46]-[.O46]" office:value-type="float" office:value="29106.8" calcext:value-type="float">
            <text:p>29106.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table:style-name="ce17"/>
          <table:table-cell office:value-type="float" office:value="202411" calcext:value-type="float">
            <text:p>202411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46]+[.C47]" office:value-type="float" office:value="180000" calcext:value-type="float">
            <text:p>1800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46]+[.E47]" office:value-type="float" office:value="90893.2" calcext:value-type="float">
            <text:p>90893.2</text:p>
          </table:table-cell>
          <table:table-cell table:style-name="ce17" table:formula="of:=[.D47]-[.F47]" office:value-type="float" office:value="89106.8" calcext:value-type="float">
            <text:p>89106.8</text:p>
          </table:table-cell>
          <table:table-cell table:style-name="ce17" office:value-type="float" office:value="0" calcext:value-type="float">
            <text:p>0</text:p>
          </table:table-cell>
          <table:table-cell table:formula="of:=[.C47]+[.H47]" office:value-type="float" office:value="30000" calcext:value-type="float">
            <text:p>30000</text:p>
          </table:table-cell>
          <table:table-cell/>
          <table:table-cell office:value-type="float" office:value="202411" calcext:value-type="float">
            <text:p>202411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M46]+[.L47]" office:value-type="float" office:value="180000" calcext:value-type="float">
            <text:p>180000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7" table:formula="of:=[.O46]+[.N47]" office:value-type="float" office:value="140893.2" calcext:value-type="float">
            <text:p>140893.2</text:p>
          </table:table-cell>
          <table:table-cell table:style-name="ce17" table:formula="of:=[.M47]-[.O47]" office:value-type="float" office:value="39106.8" calcext:value-type="float">
            <text:p>39106.8</text:p>
          </table:table-cell>
          <table:table-cell table:style-name="ce17" table:formula="of:=[.P47]-[.N47]" office:value-type="float" office:value="19106.8" calcext:value-type="float">
            <text:p>19106.8</text:p>
          </table:table-cell>
          <table:table-cell table:formula="of:=[.L47]+[.S47]" office:value-type="float" office:value="10893.2" calcext:value-type="float">
            <text:p>10893.2</text:p>
          </table:table-cell>
          <table:table-cell table:formula="of:=[.Q47]*-1" office:value-type="float" office:value="-19106.8" calcext:value-type="float">
            <text:p>-19106.8</text:p>
          </table:table-cell>
          <table:table-cell table:formula="of:=[.L47]+[.Q47]" office:value-type="float" office:value="49106.8" calcext:value-type="float">
            <text:p>49106.8</text:p>
          </table:table-cell>
        </table:table-row>
        <table:table-row table:style-name="ro1">
          <table:table-cell table:style-name="ce17"/>
          <table:table-cell office:value-type="float" office:value="202412" calcext:value-type="float">
            <text:p>202412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47]+[.C48]" office:value-type="float" office:value="210000" calcext:value-type="float">
            <text:p>2100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47]+[.E48]" office:value-type="float" office:value="90893.2" calcext:value-type="float">
            <text:p>90893.2</text:p>
          </table:table-cell>
          <table:table-cell table:style-name="ce17" table:formula="of:=[.D48]-[.F48]" office:value-type="float" office:value="119106.8" calcext:value-type="float">
            <text:p>119106.8</text:p>
          </table:table-cell>
          <table:table-cell table:style-name="ce17" table:formula="of:=[.F48]-[.D48]" office:value-type="float" office:value="-119106.8" calcext:value-type="float">
            <text:p>-119106.8</text:p>
          </table:table-cell>
          <table:table-cell table:formula="of:=[.C48]+[.H48]" office:value-type="float" office:value="-89106.8" calcext:value-type="float">
            <text:p>-89106.8</text:p>
          </table:table-cell>
          <table:table-cell/>
          <table:table-cell office:value-type="float" office:value="202412" calcext:value-type="float">
            <text:p>202412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M47]+[.L48]" office:value-type="float" office:value="210000" calcext:value-type="float">
            <text:p>210000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7" table:formula="of:=[.O47]+[.N48]" office:value-type="float" office:value="160893.2" calcext:value-type="float">
            <text:p>160893.2</text:p>
          </table:table-cell>
          <table:table-cell table:style-name="ce17" table:formula="of:=[.M48]-[.O48]" office:value-type="float" office:value="49106.8" calcext:value-type="float">
            <text:p>49106.8</text:p>
          </table:table-cell>
          <table:table-cell table:style-name="ce17" table:formula="of:=[.P48]-[.N48]" office:value-type="float" office:value="29106.8" calcext:value-type="float">
            <text:p>29106.8</text:p>
          </table:table-cell>
          <table:table-cell table:formula="of:=[.L48]+[.Q48]" office:value-type="float" office:value="59106.8" calcext:value-type="float">
            <text:p>59106.8</text:p>
          </table:table-cell>
          <table:table-cell table:formula="of:=[.Q48]*-1" office:value-type="float" office:value="-29106.8" calcext:value-type="float">
            <text:p>-29106.8</text:p>
          </table:table-cell>
          <table:table-cell table:formula="of:=[.L48]+[.Q48]" office:value-type="float" office:value="59106.8" calcext:value-type="float">
            <text:p>59106.8</text:p>
          </table:table-cell>
        </table:table-row>
        <table:table-row table:style-name="ro1">
          <table:table-cell table:style-name="ce17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48]+[.C49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office:value-type="float" office:value="119106.8" calcext:value-type="float">
            <text:p>119106.8</text:p>
          </table:table-cell>
          <table:table-cell table:formula="of:=[.C49]+[.H49]" office:value-type="float" office:value="149106.8" calcext:value-type="float">
            <text:p>149106.8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M48]+[.L49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table:formula="of:=[.L49]+[.Q48]" office:value-type="float" office:value="59106.8" calcext:value-type="float">
            <text:p>59106.8</text:p>
          </table:table-cell>
          <table:table-cell table:formula="of:=[.L49]+[.Q49]" office:value-type="float" office:value="89106.8" calcext:value-type="float">
            <text:p>89106.8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19"/>
        </table:table-row>
        <table:table-row table:style-name="ro1">
          <table:table-cell table:style-name="ce17"/>
          <table:table-cell/>
          <table:table-cell table:formula="of:=SUM([.C42:.C50])" office:value-type="float" office:value="240000" calcext:value-type="float">
            <text:p>240000</text:p>
          </table:table-cell>
          <table:table-cell/>
          <table:table-cell table:formula="of:=SUM([.E42:.E50])" office:value-type="float" office:value="90893.2" calcext:value-type="float">
            <text:p>90893.2</text:p>
          </table:table-cell>
          <table:table-cell table:number-columns-repeated="2"/>
          <table:table-cell table:formula="of:=SUM([.H42:.H50])" office:value-type="float" office:value="0" calcext:value-type="float">
            <text:p>0</text:p>
          </table:table-cell>
          <table:table-cell table:number-columns-repeated="3"/>
          <table:table-cell table:formula="of:=SUM([.L42:.L50])" office:value-type="float" office:value="240000" calcext:value-type="float">
            <text:p>240000</text:p>
          </table:table-cell>
          <table:table-cell/>
          <table:table-cell table:formula="of:=SUM([.N42:.N50])" office:value-type="float" office:value="160893.2" calcext:value-type="float">
            <text:p>160893.2</text:p>
          </table:table-cell>
          <table:table-cell/>
          <table:table-cell table:formula="of:=SUM([.P42:.P50])" office:value-type="float" office:value="214696.8" calcext:value-type="float">
            <text:p>214696.8</text:p>
          </table:table-cell>
          <table:table-cell table:formula="of:=SUM([.Q42:.Q50])" office:value-type="float" office:value="107320.4" calcext:value-type="float">
            <text:p>107320.4</text:p>
          </table:table-cell>
          <table:table-cell table:formula="of:=SUM([.R42:.R49])" office:value-type="float" office:value="309106.8" calcext:value-type="float">
            <text:p>309106.8</text:p>
          </table:table-cell>
          <table:table-cell table:number-columns-repeated="2"/>
        </table:table-row>
        <table:table-row table:style-name="ro1" table:number-rows-repeated="2">
          <table:table-cell table:style-name="ce17" table:number-columns-repeated="9"/>
          <table:table-cell table:number-columns-repeated="11"/>
        </table:table-row>
        <table:table-row table:style-name="ro1">
          <table:table-cell table:style-name="ce17"/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Budget</text:p>
          </table:table-cell>
          <table:table-cell table:style-name="ce16" office:value-type="string" calcext:value-type="string">
            <text:p>YTD Budget</text:p>
          </table:table-cell>
          <table:table-cell table:style-name="ce16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11"/>
        </table:table-row>
        <table:table-row table:style-name="ro1">
          <table:table-cell table:style-name="ce17"/>
          <table:table-cell table:number-columns-repeated="19"/>
        </table:table-row>
        <table:table-row table:style-name="ro1">
          <table:table-cell table:style-name="ce17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55]+[.C56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55]+[.E56]" office:value-type="float" office:value="19406.6" calcext:value-type="float">
            <text:p>19406.6</text:p>
          </table:table-cell>
          <table:table-cell table:formula="of:=[.D56]-[.F56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56]+[.C57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56]+[.E57]" office:value-type="float" office:value="39406.6" calcext:value-type="float">
            <text:p>39406.6</text:p>
          </table:table-cell>
          <table:table-cell table:formula="of:=[.D57]-[.F57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57]+[.C58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57]+[.E58]" office:value-type="float" office:value="52917.2" calcext:value-type="float">
            <text:p>52917.2</text:p>
          </table:table-cell>
          <table:table-cell table:formula="of:=[.D58]-[.F58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58]+[.C59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58]+[.E59]" office:value-type="float" office:value="90893.2" calcext:value-type="float">
            <text:p>90893.2</text:p>
          </table:table-cell>
          <table:table-cell table:formula="of:=[.D59]-[.F59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410" calcext:value-type="float">
            <text:p>202410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59]+[.C60]" office:value-type="float" office:value="150000" calcext:value-type="float">
            <text:p>150000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F59]+[.E60]" office:value-type="float" office:value="120893.2" calcext:value-type="float">
            <text:p>120893.2</text:p>
          </table:table-cell>
          <table:table-cell table:style-name="ce17" table:formula="of:=[.D60]-[.F60]" office:value-type="float" office:value="29106.8" calcext:value-type="float">
            <text:p>29106.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411" calcext:value-type="float">
            <text:p>202411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60]+[.C61]" office:value-type="float" office:value="180000" calcext:value-type="float">
            <text:p>180000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7" table:formula="of:=[.F60]+[.E61]" office:value-type="float" office:value="140893.2" calcext:value-type="float">
            <text:p>140893.2</text:p>
          </table:table-cell>
          <table:table-cell table:style-name="ce17" table:formula="of:=[.D61]-[.F61]" office:value-type="float" office:value="39106.8" calcext:value-type="float">
            <text:p>39106.8</text:p>
          </table:table-cell>
          <table:table-cell table:style-name="ce17" office:value-type="float" office:value="0" calcext:value-type="float">
            <text:p>0</text:p>
          </table:table-cell>
          <table:table-cell table:formula="of:=[.C61]+[.H61]" office:value-type="float" office:value="30000" calcext:value-type="float">
            <text:p>30000</text:p>
          </table:table-cell>
          <table:table-cell/>
          <table:table-cell table:formula="of:=30000-19106.8" office:value-type="float" office:value="10893.2" calcext:value-type="float">
            <text:p>10893.2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412" calcext:value-type="float">
            <text:p>202412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61]+[.C62]" office:value-type="float" office:value="210000" calcext:value-type="float">
            <text:p>210000</text:p>
          </table:table-cell>
          <table:table-cell table:style-name="ce17" office:value-type="float" office:value="20000" calcext:value-type="float">
            <text:p>20000</text:p>
          </table:table-cell>
          <table:table-cell table:style-name="ce17" table:formula="of:=[.F61]+[.E62]" office:value-type="float" office:value="160893.2" calcext:value-type="float">
            <text:p>160893.2</text:p>
          </table:table-cell>
          <table:table-cell table:style-name="ce17" table:formula="of:=[.D62]-[.F62]" office:value-type="float" office:value="49106.8" calcext:value-type="float">
            <text:p>49106.8</text:p>
          </table:table-cell>
          <table:table-cell table:style-name="ce17" table:formula="of:=[.F62]-[.D62]" office:value-type="float" office:value="-49106.8" calcext:value-type="float">
            <text:p>-49106.8</text:p>
          </table:table-cell>
          <table:table-cell table:formula="of:=[.C62]+[.H62]" office:value-type="float" office:value="-19106.8" calcext:value-type="float">
            <text:p>-19106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62]+[.C63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table:formula="of:=[.C63]+([.I62])*-1" office:value-type="float" office:value="49106.8" calcext:value-type="float">
            <text:p>49106.8</text:p>
          </table:table-cell>
          <table:table-cell table:formula="of:=[.C63]+[.H63]" office:value-type="float" office:value="79106.8" calcext:value-type="float">
            <text:p>79106.8</text:p>
          </table:table-cell>
          <table:table-cell/>
          <table:table-cell office:value-type="float" office:value="79106.8" calcext:value-type="float">
            <text:p>79106.8</text:p>
          </table:table-cell>
          <table:table-cell table:number-columns-repeated="9"/>
        </table:table-row>
        <table:table-row table:style-name="ro1">
          <table:table-cell table:style-name="ce17"/>
          <table:table-cell table:number-columns-repeated="19"/>
        </table:table-row>
        <table:table-row table:style-name="ro1">
          <table:table-cell table:style-name="ce17"/>
          <table:table-cell/>
          <table:table-cell table:formula="of:=SUM([.C56:.C64])" office:value-type="float" office:value="240000" calcext:value-type="float">
            <text:p>240000</text:p>
          </table:table-cell>
          <table:table-cell/>
          <table:table-cell table:formula="of:=SUM([.E56:.E64])" office:value-type="float" office:value="160893.2" calcext:value-type="float">
            <text:p>160893.2</text:p>
          </table:table-cell>
          <table:table-cell table:number-columns-repeated="2"/>
          <table:table-cell table:formula="of:=SUM([.H56:.H64])" office:value-type="float" office:value="0" calcext:value-type="float">
            <text:p>0</text:p>
          </table:table-cell>
          <table:table-cell table:formula="of:=SUM([.I56:.I63])" office:value-type="float" office:value="240000" calcext:value-type="float">
            <text:p>240000</text:p>
          </table:table-cell>
          <table:table-cell/>
          <table:table-cell table:formula="of:=SUM([.K56:.K64])" office:value-type="float" office:value="240000" calcext:value-type="float">
            <text:p>240000</text:p>
          </table:table-cell>
          <table:table-cell table:number-columns-repeated="9"/>
        </table:table-row>
        <table:table-row table:style-name="ro1" table:number-rows-repeated="2">
          <table:table-cell table:style-name="ce17" table:number-columns-repeated="9"/>
          <table:table-cell table:number-columns-repeated="11"/>
        </table:table-row>
        <table:table-row table:style-name="ro1">
          <table:table-cell table:style-name="ce17"/>
          <table:table-cell table:style-name="ce16" office:value-type="string" calcext:value-type="string">
            <text:p>Month</text:p>
          </table:table-cell>
          <table:table-cell table:style-name="ce18" office:value-type="string" calcext:value-type="string">
            <text:p>Budget</text:p>
          </table:table-cell>
          <table:table-cell table:style-name="ce18" office:value-type="string" calcext:value-type="string">
            <text:p>YTD Budget</text:p>
          </table:table-cell>
          <table:table-cell table:style-name="ce18" office:value-type="string" calcext:value-type="string">
            <text:p>Month Spend</text:p>
          </table:table-cell>
          <table:table-cell table:style-name="ce16" office:value-type="string" calcext:value-type="string">
            <text:p>YTD Spend</text:p>
          </table:table-cell>
          <table:table-cell table:style-name="ce16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11"/>
        </table:table-row>
        <table:table-row table:style-name="ro1">
          <table:table-cell table:style-name="ce17"/>
          <table:table-cell table:number-columns-repeated="19"/>
        </table:table-row>
        <table:table-row table:style-name="ro1">
          <table:table-cell table:style-name="ce17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69]+[.C70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69]+[.E70]" office:value-type="float" office:value="19406.6" calcext:value-type="float">
            <text:p>19406.6</text:p>
          </table:table-cell>
          <table:table-cell table:formula="of:=[.D70]-[.F70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70]+[.C71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F70]+[.E71]" office:value-type="float" office:value="39406.6" calcext:value-type="float">
            <text:p>39406.6</text:p>
          </table:table-cell>
          <table:table-cell table:formula="of:=[.D71]-[.F71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71]+[.C72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71]+[.E72]" office:value-type="float" office:value="52917.2" calcext:value-type="float">
            <text:p>52917.2</text:p>
          </table:table-cell>
          <table:table-cell table:formula="of:=[.D72]-[.F72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72]+[.C73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72]+[.E73]" office:value-type="float" office:value="90893.2" calcext:value-type="float">
            <text:p>90893.2</text:p>
          </table:table-cell>
          <table:table-cell table:formula="of:=[.D73]-[.F73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410" calcext:value-type="float">
            <text:p>202410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73]+[.C74]" office:value-type="float" office:value="150000" calcext:value-type="float">
            <text:p>150000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F73]+[.E74]" office:value-type="float" office:value="120893.2" calcext:value-type="float">
            <text:p>120893.2</text:p>
          </table:table-cell>
          <table:table-cell table:style-name="ce17" table:formula="of:=[.D74]-[.F74]" office:value-type="float" office:value="29106.8" calcext:value-type="float">
            <text:p>29106.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893.2" calcext:value-type="float">
            <text:p>893.2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411" calcext:value-type="float">
            <text:p>202411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74]+[.C75]" office:value-type="float" office:value="180000" calcext:value-type="float">
            <text:p>1800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74]+[.E75]" office:value-type="float" office:value="120893.2" calcext:value-type="float">
            <text:p>120893.2</text:p>
          </table:table-cell>
          <table:table-cell table:style-name="ce17" table:formula="of:=[.D75]-[.F75]" office:value-type="float" office:value="59106.8" calcext:value-type="float">
            <text:p>59106.8</text:p>
          </table:table-cell>
          <table:table-cell table:style-name="ce17" office:value-type="float" office:value="0" calcext:value-type="float">
            <text:p>0</text:p>
          </table:table-cell>
          <table:table-cell table:formula="of:=[.C75]+[.H75]" office:value-type="float" office:value="30000" calcext:value-type="float">
            <text:p>3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412" calcext:value-type="float">
            <text:p>202412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75]+[.C76]" office:value-type="float" office:value="210000" calcext:value-type="float">
            <text:p>2100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75]+[.E76]" office:value-type="float" office:value="120893.2" calcext:value-type="float">
            <text:p>120893.2</text:p>
          </table:table-cell>
          <table:table-cell table:style-name="ce17" table:formula="of:=[.D76]-[.F76]" office:value-type="float" office:value="89106.8" calcext:value-type="float">
            <text:p>89106.8</text:p>
          </table:table-cell>
          <table:table-cell table:style-name="ce17" table:formula="of:=[.F76]-[.D76]" office:value-type="float" office:value="-89106.8" calcext:value-type="float">
            <text:p>-89106.8</text:p>
          </table:table-cell>
          <table:table-cell table:formula="of:=[.C76]+[.H76]" office:value-type="float" office:value="-59106.8" calcext:value-type="float">
            <text:p>-59106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7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76]+[.C77]" office:value-type="float" office:value="240000" calcext:value-type="float">
            <text:p>240000</text:p>
          </table:table-cell>
          <table:table-cell table:number-columns-repeated="3" table:style-name="ce16" office:value-type="string" calcext:value-type="string">
            <text:p>na</text:p>
          </table:table-cell>
          <table:table-cell table:formula="of:=[.C77]+([.I76])*-1" office:value-type="float" office:value="89106.8" calcext:value-type="float">
            <text:p>89106.8</text:p>
          </table:table-cell>
          <table:table-cell table:formula="of:=[.C77]+[.H77]" office:value-type="float" office:value="119106.8" calcext:value-type="float">
            <text:p>119106.8</text:p>
          </table:table-cell>
          <table:table-cell/>
          <table:table-cell office:value-type="float" office:value="119106.8" calcext:value-type="float">
            <text:p>119106.8</text:p>
          </table:table-cell>
          <table:table-cell table:number-columns-repeated="9"/>
        </table:table-row>
        <table:table-row table:style-name="ro1">
          <table:table-cell table:style-name="ce17"/>
          <table:table-cell table:number-columns-repeated="19"/>
        </table:table-row>
        <table:table-row table:style-name="ro1">
          <table:table-cell table:style-name="ce17"/>
          <table:table-cell/>
          <table:table-cell table:formula="of:=SUM([.C70:.C78])" office:value-type="float" office:value="240000" calcext:value-type="float">
            <text:p>240000</text:p>
          </table:table-cell>
          <table:table-cell/>
          <table:table-cell table:formula="of:=SUM([.E70:.E78])" office:value-type="float" office:value="120893.2" calcext:value-type="float">
            <text:p>120893.2</text:p>
          </table:table-cell>
          <table:table-cell table:number-columns-repeated="2"/>
          <table:table-cell table:formula="of:=SUM([.H70:.H78])" office:value-type="float" office:value="0" calcext:value-type="float">
            <text:p>0</text:p>
          </table:table-cell>
          <table:table-cell table:formula="of:=SUM([.I70:.I77])" office:value-type="float" office:value="240000" calcext:value-type="float">
            <text:p>240000</text:p>
          </table:table-cell>
          <table:table-cell/>
          <table:table-cell table:formula="of:=SUM([.K70:.K78])" office:value-type="float" office:value="240000" calcext:value-type="float">
            <text:p>240000</text:p>
          </table:table-cell>
          <table:table-cell table:number-columns-repeated="9"/>
        </table:table-row>
        <table:table-row table:style-name="ro1" table:number-rows-repeated="2">
          <table:table-cell table:style-name="ce17" table:number-columns-repeated="9"/>
          <table:table-cell table:number-columns-repeated="11"/>
        </table:table-row>
        <table:table-row table:style-name="ro1">
          <table:table-cell table:style-name="ce17"/>
          <table:table-cell table:style-name="ce16" office:value-type="string" calcext:value-type="string">
            <text:p>Month</text:p>
          </table:table-cell>
          <table:table-cell table:style-name="ce23" office:value-type="string" calcext:value-type="string">
            <text:p>Budget</text:p>
          </table:table-cell>
          <table:table-cell table:style-name="ce23" office:value-type="string" calcext:value-type="string">
            <text:p>YTD Budget</text:p>
          </table:table-cell>
          <table:table-cell table:style-name="ce23" office:value-type="string" calcext:value-type="string">
            <text:p>Month Spend</text:p>
          </table:table-cell>
          <table:table-cell table:style-name="ce23" office:value-type="string" calcext:value-type="string">
            <text:p>YTD Spend</text:p>
          </table:table-cell>
          <table:table-cell table:style-name="ce23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83]+[.C84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83]+[.E84]" office:value-type="float" office:value="19406.6" calcext:value-type="float">
            <text:p>19406.6</text:p>
          </table:table-cell>
          <table:table-cell table:formula="of:=[.D84]-[.F84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84]+[.C85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F84]+[.E85]" office:value-type="float" office:value="68051.2" calcext:value-type="float">
            <text:p>68051.2</text:p>
          </table:table-cell>
          <table:table-cell table:formula="of:=[.D85]-[.F85]" office:value-type="float" office:value="-8051.2" calcext:value-type="float">
            <text:p>-8051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85]+[.C86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85]+[.E86]" office:value-type="float" office:value="81561.8" calcext:value-type="float">
            <text:p>81561.8</text:p>
          </table:table-cell>
          <table:table-cell table:formula="of:=[.D86]-[.F86]" office:value-type="float" office:value="8438.2" calcext:value-type="float">
            <text:p>8438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86]+[.C87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86]+[.E87]" office:value-type="float" office:value="119537.8" calcext:value-type="float">
            <text:p>119537.8</text:p>
          </table:table-cell>
          <table:table-cell table:formula="of:=[.D87]-[.F87]" office:value-type="float" office:value="462.199999999997" calcext:value-type="float">
            <text:p>462.19999999999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87]+[.C88]" office:value-type="float" office:value="150000" calcext:value-type="float">
            <text:p>1500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87]+[.E88]" office:value-type="float" office:value="119537.8" calcext:value-type="float">
            <text:p>119537.8</text:p>
          </table:table-cell>
          <table:table-cell table:style-name="ce17" table:formula="of:=[.D88]-[.F88]" office:value-type="float" office:value="30462.2" calcext:value-type="float">
            <text:p>30462.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893.2" calcext:value-type="float">
            <text:p>893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88]+[.C89]" office:value-type="float" office:value="180000" calcext:value-type="float">
            <text:p>1800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88]+[.E89]" office:value-type="float" office:value="119537.8" calcext:value-type="float">
            <text:p>119537.8</text:p>
          </table:table-cell>
          <table:table-cell table:style-name="ce17" table:formula="of:=[.D89]-[.F89]" office:value-type="float" office:value="60462.2" calcext:value-type="float">
            <text:p>60462.2</text:p>
          </table:table-cell>
          <table:table-cell table:style-name="ce17" office:value-type="float" office:value="0" calcext:value-type="float">
            <text:p>0</text:p>
          </table:table-cell>
          <table:table-cell table:formula="of:=[.C89]+[.H89]" office:value-type="float" office:value="30000" calcext:value-type="float">
            <text:p>3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89]+[.C90]" office:value-type="float" office:value="210000" calcext:value-type="float">
            <text:p>2100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89]+[.E90]" office:value-type="float" office:value="119537.8" calcext:value-type="float">
            <text:p>119537.8</text:p>
          </table:table-cell>
          <table:table-cell table:style-name="ce17" table:formula="of:=[.D90]-[.F90]" office:value-type="float" office:value="90462.2" calcext:value-type="float">
            <text:p>90462.2</text:p>
          </table:table-cell>
          <table:table-cell table:style-name="ce17" table:formula="of:=[.F90]-[.D90]" office:value-type="float" office:value="-90462.2" calcext:value-type="float">
            <text:p>-90462.2</text:p>
          </table:table-cell>
          <table:table-cell table:formula="of:=[.C90]+[.H90]" office:value-type="float" office:value="-60462.2" calcext:value-type="float">
            <text:p>-60462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90]+[.C91]" office:value-type="float" office:value="240000" calcext:value-type="float">
            <text:p>24000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na</text:p>
          </table:table-cell>
          <table:table-cell table:formula="of:=[.C91]+([.I90])*-1" office:value-type="float" office:value="90462.2" calcext:value-type="float">
            <text:p>90462.2</text:p>
          </table:table-cell>
          <table:table-cell table:formula="of:=[.C91]+[.H91]" office:value-type="float" office:value="120462.2" calcext:value-type="float">
            <text:p>120462.2</text:p>
          </table:table-cell>
          <table:table-cell/>
          <table:table-cell office:value-type="float" office:value="119106.8" calcext:value-type="float">
            <text:p>119106.8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SUM([.C84:.C92])" office:value-type="float" office:value="240000" calcext:value-type="float">
            <text:p>240000</text:p>
          </table:table-cell>
          <table:table-cell/>
          <table:table-cell table:formula="of:=SUM([.E84:.E92])" office:value-type="float" office:value="119537.8" calcext:value-type="float">
            <text:p>119537.8</text:p>
          </table:table-cell>
          <table:table-cell table:number-columns-repeated="2"/>
          <table:table-cell table:formula="of:=SUM([.H84:.H92])" office:value-type="float" office:value="0" calcext:value-type="float">
            <text:p>0</text:p>
          </table:table-cell>
          <table:table-cell table:formula="of:=SUM([.I84:.I91])" office:value-type="float" office:value="240000" calcext:value-type="float">
            <text:p>240000</text:p>
          </table:table-cell>
          <table:table-cell/>
          <table:table-cell table:formula="of:=SUM([.K84:.K92])" office:value-type="float" office:value="240000" calcext:value-type="float">
            <text:p>240000</text:p>
          </table:table-cell>
          <table:table-cell table:number-columns-repeated="9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6" office:value-type="string" calcext:value-type="string">
            <text:p>Month</text:p>
          </table:table-cell>
          <table:table-cell table:style-name="ce23" office:value-type="string" calcext:value-type="string">
            <text:p>Budget</text:p>
          </table:table-cell>
          <table:table-cell table:style-name="ce23" office:value-type="string" calcext:value-type="string">
            <text:p>YTD Budget</text:p>
          </table:table-cell>
          <table:table-cell table:style-name="ce23" office:value-type="string" calcext:value-type="string">
            <text:p>Month Spend</text:p>
          </table:table-cell>
          <table:table-cell table:style-name="ce23" office:value-type="string" calcext:value-type="string">
            <text:p>YTD Spend</text:p>
          </table:table-cell>
          <table:table-cell table:style-name="ce23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D98]+[.C99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F98]+[.E99]" office:value-type="float" office:value="19406.6" calcext:value-type="float">
            <text:p>19406.6</text:p>
          </table:table-cell>
          <table:table-cell table:formula="of:=[.D99]-[.F99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D99]+[.C100]" office:value-type="float" office:value="60000" calcext:value-type="float">
            <text:p>60000</text:p>
          </table:table-cell>
          <table:table-cell office:value-type="float" office:value="48644.6" calcext:value-type="float">
            <text:p>48644.6</text:p>
          </table:table-cell>
          <table:table-cell table:formula="of:=[.F99]+[.E100]" office:value-type="float" office:value="68051.2" calcext:value-type="float">
            <text:p>68051.2</text:p>
          </table:table-cell>
          <table:table-cell table:formula="of:=[.D100]-[.F100]" office:value-type="float" office:value="-8051.2" calcext:value-type="float">
            <text:p>-8051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D100]+[.C101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F100]+[.E101]" office:value-type="float" office:value="81561.8" calcext:value-type="float">
            <text:p>81561.8</text:p>
          </table:table-cell>
          <table:table-cell table:formula="of:=[.D101]-[.F101]" office:value-type="float" office:value="8438.2" calcext:value-type="float">
            <text:p>8438.2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D101]+[.C102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F101]+[.E102]" office:value-type="float" office:value="119537.8" calcext:value-type="float">
            <text:p>119537.8</text:p>
          </table:table-cell>
          <table:table-cell table:formula="of:=[.D102]-[.F102]" office:value-type="float" office:value="462.199999999997" calcext:value-type="float">
            <text:p>462.199999999997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9537.8" calcext:value-type="float">
            <text:p>29537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0" calcext:value-type="float">
            <text:p>202410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102]+[.C103]" office:value-type="float" office:value="150000" calcext:value-type="float">
            <text:p>1500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102]+[.E103]" office:value-type="float" office:value="119537.8" calcext:value-type="float">
            <text:p>119537.8</text:p>
          </table:table-cell>
          <table:table-cell table:style-name="ce17" table:formula="of:=[.D103]-[.F103]" office:value-type="float" office:value="30462.2" calcext:value-type="float">
            <text:p>30462.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1" calcext:value-type="float">
            <text:p>202411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103]+[.C104]" office:value-type="float" office:value="180000" calcext:value-type="float">
            <text:p>1800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103]+[.E104]" office:value-type="float" office:value="119537.8" calcext:value-type="float">
            <text:p>119537.8</text:p>
          </table:table-cell>
          <table:table-cell table:style-name="ce17" table:formula="of:=[.D104]-[.F104]" office:value-type="float" office:value="60462.2" calcext:value-type="float">
            <text:p>60462.2</text:p>
          </table:table-cell>
          <table:table-cell table:style-name="ce17" office:value-type="float" office:value="0" calcext:value-type="float">
            <text:p>0</text:p>
          </table:table-cell>
          <table:table-cell table:formula="of:=[.C104]+[.H104]" office:value-type="float" office:value="30000" calcext:value-type="float">
            <text:p>3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12" calcext:value-type="float">
            <text:p>202412</text:p>
          </table:table-cell>
          <table:table-cell table:style-name="ce17" office:value-type="float" office:value="30000" calcext:value-type="float">
            <text:p>30000</text:p>
          </table:table-cell>
          <table:table-cell table:style-name="ce17" table:formula="of:=[.D104]+[.C105]" office:value-type="float" office:value="210000" calcext:value-type="float">
            <text:p>2100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F104]+[.E105]" office:value-type="float" office:value="119537.8" calcext:value-type="float">
            <text:p>119537.8</text:p>
          </table:table-cell>
          <table:table-cell table:style-name="ce17" table:formula="of:=[.D105]-[.F105]" office:value-type="float" office:value="90462.2" calcext:value-type="float">
            <text:p>90462.2</text:p>
          </table:table-cell>
          <table:table-cell table:style-name="ce17" table:formula="of:=[.E105]-[.G105]" office:value-type="float" office:value="-90462.2" calcext:value-type="float">
            <text:p>-90462.2</text:p>
          </table:table-cell>
          <table:table-cell table:formula="of:=[.C105]+[.H105]" office:value-type="float" office:value="-60462.2" calcext:value-type="float">
            <text:p>-60462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D105]+[.C106]" office:value-type="float" office:value="240000" calcext:value-type="float">
            <text:p>24000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na</text:p>
          </table:table-cell>
          <table:table-cell table:formula="of:=[.C106]+([.I105])*-1" office:value-type="float" office:value="90462.2" calcext:value-type="float">
            <text:p>90462.2</text:p>
          </table:table-cell>
          <table:table-cell table:formula="of:=[.C106]+[.H106]" office:value-type="float" office:value="120462.2" calcext:value-type="float">
            <text:p>120462.2</text:p>
          </table:table-cell>
          <table:table-cell/>
          <table:table-cell office:value-type="float" office:value="120462.2" calcext:value-type="float">
            <text:p>120462.2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formula="of:=SUM([.C99:.C107])" office:value-type="float" office:value="240000" calcext:value-type="float">
            <text:p>240000</text:p>
          </table:table-cell>
          <table:table-cell/>
          <table:table-cell table:formula="of:=SUM([.E99:.E107])" office:value-type="float" office:value="119537.8" calcext:value-type="float">
            <text:p>119537.8</text:p>
          </table:table-cell>
          <table:table-cell table:number-columns-repeated="2"/>
          <table:table-cell table:formula="of:=SUM([.H99:.H107])" office:value-type="float" office:value="0" calcext:value-type="float">
            <text:p>0</text:p>
          </table:table-cell>
          <table:table-cell table:formula="of:=SUM([.I99:.I106])" office:value-type="float" office:value="240000" calcext:value-type="float">
            <text:p>240000</text:p>
          </table:table-cell>
          <table:table-cell/>
          <table:table-cell table:formula="of:=SUM([.K99:.K107])" office:value-type="float" office:value="240000" calcext:value-type="float">
            <text:p>240000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10"/>
        </table:table-row>
        <table:table-row table:style-name="ro1">
          <table:table-cell table:number-columns-repeated="8"/>
          <table:table-cell table:formula="of:=180000+[.I105]" office:value-type="float" office:value="119537.8" calcext:value-type="float">
            <text:p>119537.8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8"/>
          <table:table-cell table:formula="of:=[.I110]+[.I106]" office:value-type="float" office:value="240000" calcext:value-type="float">
            <text:p>240000</text:p>
          </table:table-cell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00/00/00</text:date>, <text:time style:data-style-name="N2" text:time-value="09:34:36.9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8:28:30.946000000</meta:creation-date>
    <dc:date>2025-02-05T09:37:35.153000000</dc:date>
    <meta:editing-duration>PT9H39M22S</meta:editing-duration>
    <meta:editing-cycles>9</meta:editing-cycles>
    <meta:generator>LibreOffice/24.8.4.2$Windows_X86_64 LibreOffice_project/bb3cfa12c7b1bf994ecc5649a80400d06cd71002</meta:generator>
    <meta:document-statistic meta:table-count="3" meta:cell-count="1317" meta:object-count="0"/>
  </office:meta>
</office:document-meta>
</file>